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h text:style-name="Title">Something</text:h>
      <text:p text:style-name="Text_20_body">Silence lies underneath us all in the same way<text:line-break/>the Nile has a river underneath ten times as large<text:line-break/>(although this is an urban legend, apparently).</text:p>
      <text:p text:style-name="Text_20_body">So underneath truth or legend, flowing by<text:line-break/>the feel of their own silence, move the stars:<text:line-break/>silence lies underneath us all in the same way.</text:p>
      <text:p text:style-name="Text_20_body">John Cage, I think, understood this: the way<text:line-break/>that, in a silent room, one still hears the nerves<text:line-break/>(although this is an urban legend, apparently),</text:p>
      <text:p text:style-name="Text_20_body">or the heart, which I find more easily<text:line-break/>believable: there simply is no way that, by and large,<text:line-break/>silence lies underneath us all in the same way.</text:p>
      <text:p text:style-name="Text_20_body">There must be different silences, because we<text:line-break/>have different songs to drown them out, different gods<text:line-break/>(although these are urban legends, apparently).</text:p>
      <text:p text:style-name="Text_20_body">But is not all sound one sound? You and I<text:line-break/>are two faces to the same head, the same body.<text:line-break/>Silence lies underneath us all in the same way---<text:line-break/>although this is an urban legend, apparen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mething</dc:title>
  </office:meta>
</office:document-meta>
</file>